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ddaję Ci całą chwałę i cześć</text:span><text:span text:style-name="T1"><text:line-break/></text:span><text:span text:style-name="T1">Oddaję Ci całe serce me</text:span><text:span text:style-name="T1"><text:line-break/></text:span><text:span text:style-name="T1">Święty, Święty, Święty Wszechmogący Jez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25T19:58:37</meta:creation-date>
    <dc:date>2016-01-26T08:32:08.185000000</dc:date>
    <dc:language>pl-PL</dc:language>
    <meta:editing-cycles>9</meta:editing-cycles>
    <meta:editing-duration>PT1H44M2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